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2.1000003814697pt"/>
    </style:style>
    <style:style style:name="P2" style:family="paragraph">
      <style:paragraph-properties fo:text-align="center"/>
      <style:text-properties fo:font-size="22.1000003814697pt" style:font-size-asian="20pt" style:font-size-complex="20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6.5pt"/>
    </style:style>
    <style:style style:name="P6" style:family="paragraph">
      <style:text-properties fo:font-size="26.5pt" style:font-size-asian="24pt" style:font-size-complex="24pt"/>
    </style:style>
    <style:style style:name="P7" style:family="paragraph">
      <style:text-properties fo:font-size="13.199999809265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.5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2" xml:id="id1" draw:id="id1" draw:layer="layout" svg:width="6.739cm" svg:height="1.4cm" svg:x="0.74cm" svg:y="0.563cm">
          <text:p text:style-name="P1"><text:span text:style-name="T1">Class 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739cm" svg:height="1.4cm" svg:x="0.74cm" svg:y="3.915cm">
          <text:p text:style-name="P1"><text:span text:style-name="T1">Code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6.739cm" svg:height="1.4cm" svg:x="0.74cm" svg:y="7.267cm">
          <text:p text:style-name="P1"><text:span text:style-name="T1">Protection 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6.739cm" svg:height="1.4cm" svg:x="0.74cm" svg:y="10.569cm">
          <text:p text:style-name="P1"><text:span text:style-name="T1">Permis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6.739cm" svg:height="1.4cm" svg:x="0.74cm" svg:y="14.016cm">
          <text:p text:style-name="P1"><text:span text:style-name="T1">Policy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8" draw:id="id8" draw:layer="layout" svg:x1="4.109cm" svg:y1="1.963cm" svg:x2="4.109cm" svg:y2="3.915cm" draw:start-shape="id1" draw:start-glue-point="2" draw:end-shape="id2" draw:end-glue-point="0" svg:d="M4109 1963v1952" svg:viewBox="0 0 1 1953">
          <text:p><text:span text:style-name="T2">Defines a class's...</text:span></text:p>
        </draw:connector>
        <draw:connector draw:style-name="gr2" draw:text-style-name="P4" xml:id="id9" draw:id="id9" draw:layer="layout" svg:x1="4.109cm" svg:y1="5.315cm" svg:x2="4.109cm" svg:y2="7.267cm" draw:start-shape="id2" draw:start-glue-point="2" draw:end-shape="id3" draw:end-glue-point="0" svg:d="M4109 5315v1952" svg:viewBox="0 0 1 1953">
          <text:p><text:span text:style-name="T2">Associates a class with a...</text:span></text:p>
        </draw:connector>
        <draw:connector draw:style-name="gr2" draw:text-style-name="P4" xml:id="id10" draw:id="id10" draw:layer="layout" svg:x1="4.109cm" svg:y1="8.667cm" svg:x2="4.109cm" svg:y2="10.569cm" draw:start-shape="id3" draw:end-shape="id4" draw:end-glue-point="0" svg:d="M4109 8667v1902" svg:viewBox="0 0 1 1903">
          <text:p><text:span text:style-name="T2">Contains a set of...</text:span></text:p>
        </draw:connector>
        <draw:connector draw:style-name="gr3" xml:id="id5" draw:id="id5" draw:layer="layout" svg:x1="4.109cm" svg:y1="11.969cm" svg:x2="4.109cm" svg:y2="11.969cm" draw:start-shape="id4" draw:start-glue-point="2" draw:end-shape="id4" draw:end-glue-point="2" svg:d="M4109 11969z" svg:viewBox="0 0 1 1">
          <text:p/>
        </draw:connector>
        <draw:frame draw:style-name="gr4" draw:text-style-name="P5" xml:id="id17" draw:id="id17" draw:layer="layout" svg:width="13.172cm" svg:height="1.397cm" svg:x="8.557cm" svg:y="0.504cm">
          <draw:text-box>
            <text:p text:style-name="P5"><text:span text:style-name="T3">Loads classes</text:span></text:p>
          </draw:text-box>
        </draw:frame>
        <draw:connector draw:style-name="gr3" xml:id="id11" draw:id="id11" draw:layer="layout" svg:x1="4.109cm" svg:y1="11.969cm" svg:x2="4.109cm" svg:y2="11.969cm" draw:start-shape="id5" draw:start-glue-point="0" draw:end-shape="id5" draw:end-glue-point="0" svg:d="M4109 11969z" svg:viewBox="0 0 1 1">
          <text:p/>
        </draw:connector>
        <draw:connector draw:style-name="gr2" draw:text-style-name="P4" xml:id="id12" draw:id="id12" draw:layer="layout" svg:x1="4.109cm" svg:y1="11.969cm" svg:x2="4.109cm" svg:y2="14.016cm" draw:start-shape="id4" draw:end-shape="id6" draw:end-glue-point="0" svg:d="M4109 11969v2047" svg:viewBox="0 0 1 2048">
          <text:p><text:span text:style-name="T2">Specified in a...</text:span></text:p>
        </draw:connector>
        <draw:frame draw:style-name="gr4" draw:text-style-name="P5" xml:id="id13" draw:id="id13" draw:layer="layout" svg:width="15.287cm" svg:height="1.397cm" svg:x="8.557cm" svg:y="3.813cm">
          <draw:text-box>
            <text:p text:style-name="P5"><text:span text:style-name="T3">Indicates where code originates</text:span></text:p>
          </draw:text-box>
        </draw:frame>
        <draw:frame draw:style-name="gr5" draw:text-style-name="P6" xml:id="id14" draw:id="id14" draw:layer="layout" svg:width="20.288cm" svg:height="1.204cm" svg:x="8.557cm" svg:y="7.222cm">
          <draw:text-box>
            <text:p text:style-name="P5"><text:span text:style-name="T4">Partitions program components by security level</text:span></text:p>
          </draw:text-box>
        </draw:frame>
        <draw:frame draw:style-name="gr6" draw:text-style-name="P6" xml:id="id15" draw:id="id15" draw:layer="layout" svg:width="22.789cm" svg:height="2.518cm" svg:x="8.557cm" svg:y="10.491cm">
          <draw:text-box>
            <text:p text:style-name="P5"><text:span text:style-name="T4">Enables specific operations (e.g., write to file, connect to server, etc.)</text:span></text:p>
          </draw:text-box>
        </draw:frame>
        <draw:frame draw:style-name="gr7" draw:text-style-name="P6" xml:id="id16" draw:id="id16" draw:layer="layout" svg:width="18.065cm" svg:height="1.391cm" svg:x="8.557cm" svg:y="13.961cm">
          <draw:text-box>
            <text:p text:style-name="P5"><text:span text:style-name="T4">Defines what a codebase is allowed to do</text:span></text:p>
          </draw:text-box>
        </draw:frame>
        <draw:custom-shape draw:style-name="gr1" draw:text-style-name="P2" xml:id="id7" draw:id="id7" draw:layer="layout" svg:width="6.739cm" svg:height="1.4cm" svg:x="0.74cm" svg:y="17.324cm">
          <text:p text:style-name="P1"><text:span text:style-name="T1">Security 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109cm" svg:y1="15.416cm" svg:x2="4.109cm" svg:y2="17.324cm" draw:start-shape="id6" draw:start-glue-point="2" draw:end-shape="id7" svg:d="M4109 15416v1908" svg:viewBox="0 0 1 1909">
          <text:p><text:span text:style-name="T2">Enforced by...</text:span></text:p>
        </draw:connector>
        <draw:frame draw:style-name="gr8" draw:text-style-name="P6" draw:layer="layout" svg:width="18.343cm" svg:height="1.204cm" svg:x="8.557cm" svg:y="17.463cm">
          <draw:text-box>
            <text:p text:style-name="P5"><text:span text:style-name="T4">Acts as the gateway to policy enforcemen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2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8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3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3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9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4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4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0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6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2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1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632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373cm" svg:x="1cm" svg:y="2.734cm"/>
      <draw:page-thumbnail draw:layer="backgroundobjects" svg:width="9.294cm" svg:height="6.373cm" svg:x="1cm" svg:y="10.782cm"/>
      <draw:page-thumbnail draw:layer="backgroundobjects" svg:width="9.294cm" svg:height="6.373cm" svg:x="1cm" svg:y="18.83cm"/>
      <draw:page-thumbnail draw:layer="backgroundobjects" svg:width="9.294cm" svg:height="6.373cm" svg:x="11.295cm" svg:y="2.734cm"/>
      <draw:page-thumbnail draw:layer="backgroundobjects" svg:width="9.294cm" svg:height="6.373cm" svg:x="11.295cm" svg:y="10.782cm"/>
      <draw:page-thumbnail draw:layer="backgroundobjects" svg:width="9.294cm" svg:height="6.373cm" svg:x="11.295cm" svg:y="18.8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568cm" svg:height="3.507cm" svg:x="1.53cm" svg:y="0.837cm" presentation:class="title" presentation:placeholder="true">
        <draw:text-box/>
      </draw:frame>
      <draw:frame presentation:style-name="Default-outline1" draw:layer="backgroundobjects" svg:width="27.568cm" svg:height="12.182cm" svg:x="1.53cm" svg:y="4.915cm" presentation:class="outline" presentation:placeholder="true">
        <draw:text-box/>
      </draw:frame>
      <draw:frame presentation:style-name="Mpr1" draw:text-style-name="MP1" draw:layer="backgroundobjects" svg:width="7.136cm" svg:height="1.448cm" svg:x="1.53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709cm" svg:height="1.448cm" svg:x="10.475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136cm" svg:height="1.448cm" svg:x="21.962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0:22:39.876909602</meta:creation-date>
    <dc:date>2014-10-15T10:33:33.852681018</dc:date>
    <meta:editing-duration>PT2M16S</meta:editing-duration>
    <meta:editing-cycles>4</meta:editing-cycles>
    <meta:generator>LibreOffice/4.2.6.3$Linux_X86_64 LibreOffice_project/420m0$Build-3</meta:generator>
    <meta:document-statistic meta:object-count="42"/>
  </office:meta>
</office:document-meta>
</file>